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91000000C75A637A7944516592.png" manifest:media-type="image/png"/>
  <manifest:file-entry manifest:full-path="Pictures/100023960000297400001491AE2512AE41006841.svg" manifest:media-type="image/svg+xml"/>
  <manifest:file-entry manifest:full-path="Pictures/10000201000000B50000018A8395502C516C9387.png" manifest:media-type="image/png"/>
  <manifest:file-entry manifest:full-path="Pictures/1000020100000257000000F1BDF09388B390E763.png" manifest:media-type="image/png"/>
  <manifest:file-entry manifest:full-path="Pictures/1000079A00000F2000000B790A423FF5EBF5853B.svg" manifest:media-type="image/svg+xml"/>
  <manifest:file-entry manifest:full-path="Pictures/1000413700003DE8000018E845184E125BAC92A9.svg" manifest:media-type="image/svg+xml"/>
  <manifest:file-entry manifest:full-path="Pictures/100011C3000033C9000013F26C76FAFE7C60543E.svg" manifest:media-type="image/svg+xml"/>
  <manifest:file-entry manifest:full-path="Pictures/100008CA00001F69000006B819886E39C9FDE24D.svg" manifest:media-type="image/svg+xml"/>
  <manifest:file-entry manifest:full-path="Pictures/10000EC6000023760000081050C66CED300AF6CD.svg" manifest:media-type="image/svg+xml"/>
  <manifest:file-entry manifest:full-path="Pictures/100008C300001E96000006B84D8A4AC6835E24FF.svg" manifest:media-type="image/svg+xml"/>
  <manifest:file-entry manifest:full-path="Pictures/10000201000001450000006C2847834DA9FB5771.png" manifest:media-type="image/png"/>
  <manifest:file-entry manifest:full-path="Pictures/10000201000001F5000000C10EA10A132AAE2B23.png" manifest:media-type="image/png"/>
  <manifest:file-entry manifest:full-path="Pictures/1000082F00001FF000000DD99F4E28528B853DC5.svg" manifest:media-type="image/svg+xml"/>
  <manifest:file-entry manifest:full-path="Pictures/1000100700002882000006B8F71159352F014C18.svg" manifest:media-type="image/svg+xml"/>
  <manifest:file-entry manifest:full-path="Pictures/10000201000002120000018A47EC92AB4C3E2C30.png" manifest:media-type="image/png"/>
  <manifest:file-entry manifest:full-path="Pictures/1000020100000128000000416D3297DF794CB354.png" manifest:media-type="image/png"/>
  <manifest:file-entry manifest:full-path="Pictures/10000201000000920000006FB2F01E9CB09C1606.png" manifest:media-type="image/png"/>
  <manifest:file-entry manifest:full-path="Pictures/10003E81000036BC000028B98A9442799F283B5D.svg" manifest:media-type="image/svg+xml"/>
  <manifest:file-entry manifest:full-path="Pictures/10000201000000E00000006C99CD8EDF8C43C808.png" manifest:media-type="image/png"/>
  <manifest:file-entry manifest:full-path="Pictures/10000CDE0000198A00000F818B1541A6582FD530.svg" manifest:media-type="image/svg+xml"/>
  <manifest:file-entry manifest:full-path="Pictures/100002010000011A00000041D832747256B27063.png" manifest:media-type="image/png"/>
  <manifest:file-entry manifest:full-path="Pictures/100016EF000027D2000012CFF74CA690A8292E4C.svg" manifest:media-type="image/svg+xml"/>
  <manifest:file-entry manifest:full-path="Pictures/1000020100000181000000B615A89F035561DD4B.png" manifest:media-type="image/png"/>
  <manifest:file-entry manifest:full-path="Pictures/10000725000010E00000099D0F08902C397A21FC.svg" manifest:media-type="image/svg+xml"/>
  <manifest:file-entry manifest:full-path="Pictures/1000075F0000172700000B29CDC517E2D6BFD274.svg" manifest:media-type="image/svg+xml"/>
  <manifest:file-entry manifest:full-path="Pictures/100009E5000012AC00000B796F4D35FA5798318F.svg" manifest:media-type="image/svg+xml"/>
  <manifest:file-entry manifest:full-path="Pictures/10000201000000B50000006F96242AFA00F6504B.png" manifest:media-type="image/png"/>
  <manifest:file-entry manifest:full-path="Pictures/10000B4000001D27000006B80064C6D6ED39C7CC.svg" manifest:media-type="image/svg+xml"/>
  <manifest:file-entry manifest:full-path="Pictures/10000201000001350000008631D390A76A2A9BAC.png" manifest:media-type="image/png"/>
  <manifest:file-entry manifest:full-path="Pictures/10000201000000A30000005D6153E37B025FC634.png" manifest:media-type="image/png"/>
  <manifest:file-entry manifest:full-path="Pictures/10000AB90000076F0000131F672D94C210DABDDC.svg" manifest:media-type="image/svg+xml"/>
  <manifest:file-entry manifest:full-path="Pictures/10000201000000F10000004E6D8C268081110BCA.png" manifest:media-type="image/png"/>
  <manifest:file-entry manifest:full-path="Pictures/1000020100000048000000B9131A768D08F3FA44.png" manifest:media-type="image/png"/>
  <manifest:file-entry manifest:full-path="Pictures/10001C22000012AD000028B9A7AAD8B4908E2AC2.svg" manifest:media-type="image/svg+xml"/>
  <manifest:file-entry manifest:full-path="Pictures/10000201000001D30000014DCB631892E15FCC09.png" manifest:media-type="image/png"/>
  <manifest:file-entry manifest:full-path="Pictures/10000B540000219700000B29A1D2A3268E35864F.svg" manifest:media-type="image/svg+xml"/>
  <manifest:file-entry manifest:full-path="Pictures/100002010000018800000041F56D77814384EE59.png" manifest:media-type="image/png"/>
  <manifest:file-entry manifest:full-path="Pictures/100028FB000030390000226B287498EF931F5ECF.svg" manifest:media-type="image/svg+xml"/>
  <manifest:file-entry manifest:full-path="Pictures/10000201000000F700000096ED74F63C8CC40462.png" manifest:media-type="image/png"/>
  <manifest:file-entry manifest:full-path="Pictures/1000020100000130000000415E828CB0F72C9D4C.png" manifest:media-type="image/png"/>
  <manifest:file-entry manifest:full-path="Pictures/10000201000001570000004ED9DDF4DFE9B2A405.png" manifest:media-type="image/png"/>
  <manifest:file-entry manifest:full-path="Pictures/1000061B000018E400000810757204EF8AC6D802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691cm"/>
    </style:style>
    <style:style style:name="gr3" style:family="graphic" style:parent-style-name="objectwithoutfill">
      <style:graphic-properties draw:stroke="dash" draw:stroke-dash="Fine_20_Dashed"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83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62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56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84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2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71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50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11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0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361cm"/>
    </style:style>
    <style:style style:name="gr14" style:family="graphic" style:parent-style-name="objectwithoutfill">
      <style:graphic-properties draw:stroke="dash" draw:stroke-dash="Fine_20_Dashed" svg:stroke-width="0.053cm" draw:marker-start-width="0.279cm" draw:marker-end="Rounded_20_short_20_Arrow" draw:marker-end-width="0.379cm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1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001cm"/>
    </style:style>
    <style:style style:name="gr1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132cm" fo:min-width="1.834cm" fo:padding-top="0.142cm" fo:padding-bottom="0.142cm" fo:padding-left="0.267cm" fo:padding-right="0.26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2.11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2.63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1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39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70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1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41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45cm"/>
    </style:style>
    <style:style style:name="gr26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258cm" fo:min-width="0.723cm" fo:padding-top="0.142cm" fo:padding-bottom="0.142cm" fo:padding-left="0.267cm" fo:padding-right="0.26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945cm"/>
    </style:style>
    <style:style style:name="gr28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2.47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2.5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37cm"/>
    </style:style>
    <style:style style:name="gr32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0.06cm" fo:min-width="0.501cm" fo:padding-top="0.151cm" fo:padding-bottom="0.151cm" fo:padding-left="0.276cm" fo:padding-right="0.27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89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954cm"/>
    </style:style>
    <style:style style:name="gr3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0.5pt" style:font-size-asian="10.5pt" style:font-size-complex="10.5pt"/>
    </style:style>
    <style:style style:name="P3" style:family="paragraph">
      <loext:graphic-properties draw:fill="none" draw:fill-color="#ffffff"/>
      <style:text-properties fo:font-size="11pt" style:font-size-asian="11pt" style:font-size-complex="11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1pt" style:font-size-asian="11pt" style:font-size-complex="11pt"/>
    </style:style>
    <style:style style:name="P6" style:family="paragraph">
      <loext:graphic-properties draw:fill="none" draw:fill-color="#ffffff"/>
      <style:text-properties fo:font-size="11pt" style:font-size-asian="12pt" style:font-size-complex="12pt"/>
    </style:style>
    <style:style style:name="P7" style:family="paragraph">
      <loext:graphic-properties draw:fill="none" draw:fill-color="#ffffff"/>
      <style:paragraph-properties fo:text-align="center"/>
      <style:text-properties fo:font-size="11pt" style:font-size-asian="12pt" style:font-size-complex="12pt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/>
      <style:text-properties fo:font-size="10.5pt" style:font-size-asian="10.5pt" style:font-size-complex="10.5pt"/>
    </style:style>
    <style:style style:name="P10" style:family="paragraph">
      <loext:graphic-properties draw:fill="none" draw:fill-color="#ffffff"/>
      <style:text-properties fo:font-size="36pt" style:font-size-asian="36pt" style:font-size-complex="36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style:font-size-asian="12pt" style:font-size-complex="12pt"/>
    </style:style>
    <style:style style:name="T4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011cm" svg:height="10.424cm" svg:x="3.956cm" svg:y="8.877cm">
          <draw:image xlink:href="Pictures/10003E81000036BC000028B98A9442799F283B5D.svg" xlink:type="simple" xlink:show="embed" xlink:actuate="onLoad">
            <text:p/>
          </draw:image>
          <draw:image xlink:href="Pictures/10000201000002120000018A47EC92AB4C3E2C30.png" xlink:type="simple" xlink:show="embed" xlink:actuate="onLoad"/>
        </draw:frame>
        <draw:frame draw:style-name="gr2" draw:text-style-name="P2" draw:layer="layout" svg:width="2.191cm" svg:height="0.662cm" svg:x="9.344cm" svg:y="8.131cm">
          <draw:text-box>
            <text:p><text:span text:style-name="T1">multiplicity</text:span></text:p>
          </draw:text-box>
        </draw:frame>
        <draw:line draw:style-name="gr3" draw:text-style-name="P1" draw:layer="layout" svg:x1="10.525cm" svg:y1="8.747cm" svg:x2="11.16cm" svg:y2="11.16cm">
          <text:p/>
        </draw:line>
        <draw:frame draw:style-name="gr4" draw:text-style-name="P2" draw:layer="layout" svg:width="2.339cm" svg:height="0.662cm" svg:x="8.945cm" svg:y="12.232cm">
          <draw:text-box>
            <text:p><text:span text:style-name="T1">association</text:span></text:p>
          </draw:text-box>
        </draw:frame>
        <draw:line draw:style-name="gr3" draw:text-style-name="P1" draw:layer="layout" svg:x1="9.89cm" svg:y1="12.303cm" svg:x2="9.89cm" svg:y2="10.906cm">
          <text:p/>
        </draw:line>
        <draw:frame draw:style-name="gr5" draw:text-style-name="P2" draw:layer="layout" svg:width="2.128cm" svg:height="0.662cm" svg:x="2.651cm" svg:y="13.038cm">
          <draw:text-box>
            <text:p><text:span text:style-name="T1">role name</text:span></text:p>
          </draw:text-box>
        </draw:frame>
        <draw:line draw:style-name="gr3" draw:text-style-name="P1" draw:layer="layout" svg:x1="3.667cm" svg:y1="13.573cm" svg:x2="4.81cm" svg:y2="14.081cm">
          <text:p/>
        </draw:line>
        <draw:frame draw:style-name="gr6" draw:text-style-name="P2" draw:layer="layout" svg:width="2.068cm" svg:height="0.662cm" svg:x="2.951cm" svg:y="17.038cm">
          <draw:text-box>
            <text:p><text:span text:style-name="T1">navigable</text:span></text:p>
          </draw:text-box>
        </draw:frame>
        <draw:line draw:style-name="gr3" draw:text-style-name="P1" draw:layer="layout" svg:x1="4.81cm" svg:y1="17.383cm" svg:x2="6.207cm" svg:y2="17.637cm">
          <text:p/>
        </draw:line>
        <draw:frame draw:style-name="gr7" draw:text-style-name="P2" draw:layer="layout" svg:width="1.344cm" svg:height="0.662cm" svg:x="14.208cm" svg:y="8.093cm">
          <draw:text-box>
            <text:p><text:span text:style-name="T1">class</text:span></text:p>
          </draw:text-box>
        </draw:frame>
        <draw:line draw:style-name="gr3" draw:text-style-name="P1" draw:layer="layout" svg:x1="14.843cm" svg:y1="8.747cm" svg:x2="14.208cm" svg:y2="9.763cm">
          <text:p/>
        </draw:line>
        <draw:frame draw:style-name="gr8" draw:text-style-name="P2" draw:layer="layout" svg:width="2.78cm" svg:height="0.662cm" svg:x="15.946cm" svg:y="12.232cm">
          <draw:text-box>
            <text:p><text:span text:style-name="T1">generalizatio</text:span><text:span text:style-name="T1">n</text:span></text:p>
          </draw:text-box>
        </draw:frame>
        <draw:line draw:style-name="gr3" draw:text-style-name="P1" draw:layer="layout" svg:x1="16.113cm" svg:y1="12.557cm" svg:x2="14.335cm" svg:y2="12.43cm">
          <text:p/>
        </draw:line>
        <draw:frame draw:style-name="gr9" draw:text-style-name="P2" draw:layer="layout" svg:width="2.212cm" svg:height="0.662cm" svg:x="7.946cm" svg:y="16.832cm">
          <draw:text-box>
            <text:p><text:span text:style-name="T1">operations</text:span></text:p>
          </draw:text-box>
        </draw:frame>
        <draw:frame draw:style-name="gr10" draw:text-style-name="P2" draw:layer="layout" svg:width="2.009cm" svg:height="0.662cm" svg:x="7.946cm" svg:y="15.432cm">
          <draw:text-box>
            <text:p><text:span text:style-name="T1">attributes</text:span></text:p>
          </draw:text-box>
        </draw:frame>
        <draw:line draw:style-name="gr3" draw:text-style-name="P1" draw:layer="layout" svg:x1="8.874cm" svg:y1="15.605cm" svg:x2="10.398cm" svg:y2="14.843cm">
          <text:p/>
        </draw:line>
        <draw:line draw:style-name="gr3" draw:text-style-name="P1" draw:layer="layout" svg:x1="8.874cm" svg:y1="17.002cm" svg:x2="10.398cm" svg:y2="16.24cm">
          <text:p/>
        </draw:line>
      </draw:page>
      <draw:page draw:name="page2" draw:style-name="dp1" draw:master-page-name="Default">
        <draw:frame draw:style-name="gr1" draw:text-style-name="P1" draw:layer="layout" svg:width="10.193cm" svg:height="4.814cm" svg:x="2.059cm" svg:y="2.016cm">
          <draw:image xlink:href="Pictures/100016EF000027D2000012CFF74CA690A8292E4C.svg" xlink:type="simple" xlink:show="embed" xlink:actuate="onLoad">
            <text:p/>
          </draw:image>
          <draw:image xlink:href="Pictures/1000020100000181000000B615A89F035561DD4B.png" xlink:type="simple" xlink:show="embed" xlink:actuate="onLoad"/>
        </draw:frame>
        <draw:frame draw:style-name="gr1" draw:text-style-name="P1" draw:layer="layout" svg:width="5.926cm" svg:height="2.856cm" svg:x="12.981cm" svg:y="2.778cm">
          <draw:image xlink:href="Pictures/1000075F0000172700000B29CDC517E2D6BFD274.svg" xlink:type="simple" xlink:show="embed" xlink:actuate="onLoad">
            <text:p/>
          </draw:image>
          <draw:image xlink:href="Pictures/10000201000000E00000006C99CD8EDF8C43C808.png" xlink:type="simple" xlink:show="embed" xlink:actuate="onLoad"/>
        </draw:frame>
        <draw:frame draw:style-name="gr1" draw:text-style-name="P1" draw:layer="layout" svg:width="7.829cm" svg:height="1.719cm" svg:x="6.842cm" svg:y="11.473cm">
          <draw:image xlink:href="Pictures/100008C300001E96000006B84D8A4AC6835E24FF.svg" xlink:type="simple" xlink:show="embed" xlink:actuate="onLoad">
            <text:p/>
          </draw:image>
          <draw:image xlink:href="Pictures/1000020100000128000000416D3297DF794CB354.png" xlink:type="simple" xlink:show="embed" xlink:actuate="onLoad"/>
        </draw:frame>
        <draw:frame draw:style-name="gr1" draw:text-style-name="P1" draw:layer="layout" svg:width="8.04cm" svg:height="1.719cm" svg:x="6.942cm" svg:y="13.229cm">
          <draw:image xlink:href="Pictures/100008CA00001F69000006B819886E39C9FDE24D.svg" xlink:type="simple" xlink:show="embed" xlink:actuate="onLoad">
            <text:p/>
          </draw:image>
          <draw:image xlink:href="Pictures/1000020100000130000000415E828CB0F72C9D4C.png" xlink:type="simple" xlink:show="embed" xlink:actuate="onLoad"/>
        </draw:frame>
        <draw:frame draw:style-name="gr1" draw:text-style-name="P1" draw:layer="layout" svg:width="8.175cm" svg:height="3.544cm" svg:x="5.652cm" svg:y="16.506cm">
          <draw:image xlink:href="Pictures/1000082F00001FF000000DD99F4E28528B853DC5.svg" xlink:type="simple" xlink:show="embed" xlink:actuate="onLoad">
            <text:p/>
          </draw:image>
          <draw:image xlink:href="Pictures/10000201000001350000008631D390A76A2A9BAC.png" xlink:type="simple" xlink:show="embed" xlink:actuate="onLoad"/>
        </draw:frame>
        <draw:frame draw:style-name="gr1" draw:text-style-name="P1" draw:layer="layout" svg:width="13.256cm" svg:height="5.105cm" svg:x="4.556cm" svg:y="20.558cm">
          <draw:image xlink:href="Pictures/100011C3000033C9000013F26C76FAFE7C60543E.svg" xlink:type="simple" xlink:show="embed" xlink:actuate="onLoad">
            <text:p/>
          </draw:image>
          <draw:image xlink:href="Pictures/10000201000001F5000000C10EA10A132AAE2B23.png" xlink:type="simple" xlink:show="embed" xlink:actuate="onLoad"/>
        </draw:frame>
        <draw:frame draw:style-name="gr11" draw:text-style-name="P3" draw:layer="layout" svg:width="2.619cm" svg:height="0.683cm" svg:x="7.331cm" svg:y="24.922cm">
          <draw:text-box>
            <text:p><text:span text:style-name="T2">dependency</text:span></text:p>
          </draw:text-box>
        </draw:frame>
        <draw:frame draw:style-name="gr12" draw:text-style-name="P3" draw:layer="layout" svg:width="1.408cm" svg:height="0.683cm" svg:x="5.032cm" svg:y="20.923cm">
          <draw:text-box>
            <text:p><text:span text:style-name="T2">client</text:span></text:p>
          </draw:text-box>
        </draw:frame>
        <draw:frame draw:style-name="gr13" draw:text-style-name="P3" draw:layer="layout" svg:width="1.861cm" svg:height="0.683cm" svg:x="11.032cm" svg:y="20.924cm">
          <draw:text-box>
            <text:p><text:span text:style-name="T2">supplier</text:span></text:p>
          </draw:text-box>
        </draw:frame>
        <draw:line draw:style-name="gr14" draw:text-style-name="P1" draw:layer="layout" svg:x1="5.826cm" svg:y1="21.447cm" svg:x2="6.461cm" svg:y2="22.59cm">
          <text:p/>
        </draw:line>
        <draw:line draw:style-name="gr14" draw:text-style-name="P1" draw:layer="layout" svg:x1="11.795cm" svg:y1="21.447cm" svg:x2="10.906cm" svg:y2="22.59cm">
          <text:p/>
        </draw:line>
        <draw:line draw:style-name="gr14" draw:text-style-name="P1" draw:layer="layout" svg:x1="8.747cm" svg:y1="25.13cm" svg:x2="8.747cm" svg:y2="23.098cm">
          <text:p/>
        </draw:line>
        <draw:frame draw:style-name="gr15" draw:text-style-name="P3" draw:layer="layout" svg:width="1.67cm" svg:height="0.683cm" svg:x="2.905cm" svg:y="3.921cm">
          <draw:text-box>
            <text:p><text:span text:style-name="T2">source</text:span></text:p>
          </draw:text-box>
        </draw:frame>
        <draw:frame draw:style-name="gr16" draw:text-style-name="P3" draw:layer="layout" svg:width="1.501cm" svg:height="0.683cm" svg:x="2.905cm" svg:y="5.022cm">
          <draw:text-box>
            <text:p><text:span text:style-name="T2">target</text:span></text:p>
          </draw:text-box>
        </draw:frame>
        <draw:line draw:style-name="gr3" draw:text-style-name="P1" draw:layer="layout" svg:x1="4.429cm" svg:y1="4.302cm" svg:x2="6.334cm" svg:y2="3.54cm">
          <text:p/>
        </draw:line>
        <draw:line draw:style-name="gr3" draw:text-style-name="P1" draw:layer="layout" svg:x1="4.302cm" svg:y1="5.318cm" svg:x2="6.08cm" svg:y2="5.826cm">
          <text:p/>
        </draw:line>
        <draw:custom-shape draw:style-name="gr17" draw:text-style-name="P1" draw:layer="layout" svg:width="2.667cm" svg:height="0.762cm" svg:x="10.017cm" svg:y="4.3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3.871cm" svg:height="2.936cm" svg:x="8.871cm" svg:y="6.225cm">
          <draw:image xlink:href="Pictures/1000079A00000F2000000B790A423FF5EBF5853B.svg" xlink:type="simple" xlink:show="embed" xlink:actuate="onLoad">
            <text:p/>
          </draw:image>
          <draw:image xlink:href="Pictures/10000201000000920000006FB2F01E9CB09C1606.png" xlink:type="simple" xlink:show="embed" xlink:actuate="onLoad"/>
        </draw:frame>
        <draw:frame draw:style-name="gr1" draw:text-style-name="P1" draw:layer="layout" svg:width="4.779cm" svg:height="2.936cm" svg:x="1.174cm" svg:y="7.604cm">
          <draw:image xlink:href="Pictures/100009E5000012AC00000B796F4D35FA5798318F.svg" xlink:type="simple" xlink:show="embed" xlink:actuate="onLoad">
            <text:p/>
          </draw:image>
          <draw:image xlink:href="Pictures/10000201000000B50000006F96242AFA00F6504B.png" xlink:type="simple" xlink:show="embed" xlink:actuate="onLoad"/>
        </draw:frame>
      </draw:page>
      <draw:page draw:name="page3" draw:style-name="dp1" draw:master-page-name="Default">
        <draw:frame draw:style-name="gr1" draw:text-style-name="P1" draw:layer="layout" svg:width="4.319cm" svg:height="2.46cm" svg:x="8.238cm" svg:y="2.016cm">
          <draw:image xlink:href="Pictures/10000725000010E00000099D0F08902C397A21FC.svg" xlink:type="simple" xlink:show="embed" xlink:actuate="onLoad">
            <text:p/>
          </draw:image>
          <draw:image xlink:href="Pictures/10000201000000A30000005D6153E37B025FC634.png" xlink:type="simple" xlink:show="embed" xlink:actuate="onLoad"/>
        </draw:frame>
        <draw:frame draw:style-name="gr1" draw:text-style-name="P1" draw:layer="layout" svg:width="7.462cm" svg:height="1.719cm" svg:x="6.715cm" svg:y="6.08cm">
          <draw:image xlink:href="Pictures/10000B4000001D27000006B80064C6D6ED39C7CC.svg" xlink:type="simple" xlink:show="embed" xlink:actuate="onLoad">
            <text:p/>
          </draw:image>
          <draw:image xlink:href="Pictures/100002010000011A00000041D832747256B27063.png" xlink:type="simple" xlink:show="embed" xlink:actuate="onLoad"/>
        </draw:frame>
        <draw:frame draw:style-name="gr1" draw:text-style-name="P1" draw:layer="layout" svg:width="8.598cm" svg:height="2.856cm" svg:x="6.715cm" svg:y="12.557cm">
          <draw:image xlink:href="Pictures/10000B540000219700000B29A1D2A3268E35864F.svg" xlink:type="simple" xlink:show="embed" xlink:actuate="onLoad">
            <text:p/>
          </draw:image>
          <draw:image xlink:href="Pictures/10000201000001450000006C2847834DA9FB5771.png" xlink:type="simple" xlink:show="embed" xlink:actuate="onLoad"/>
        </draw:frame>
        <draw:frame draw:style-name="gr1" draw:text-style-name="P1" draw:layer="layout" svg:width="10.369cm" svg:height="1.719cm" svg:x="5.191cm" svg:y="9.187cm">
          <draw:image xlink:href="Pictures/1000100700002882000006B8F71159352F014C18.svg" xlink:type="simple" xlink:show="embed" xlink:actuate="onLoad">
            <text:p/>
          </draw:image>
          <draw:image xlink:href="Pictures/100002010000018800000041F56D77814384EE59.png" xlink:type="simple" xlink:show="embed" xlink:actuate="onLoad"/>
        </draw:frame>
        <draw:frame draw:style-name="gr1" draw:text-style-name="P1" draw:layer="layout" svg:width="12.344cm" svg:height="8.81cm" svg:x="4.556cm" svg:y="16.113cm">
          <draw:image xlink:href="Pictures/100028FB000030390000226B287498EF931F5ECF.svg" xlink:type="simple" xlink:show="embed" xlink:actuate="onLoad">
            <text:p/>
          </draw:image>
          <draw:image xlink:href="Pictures/10000201000001D30000014DCB631892E15FCC09.png" xlink:type="simple" xlink:show="embed" xlink:actuate="onLoad"/>
        </draw:frame>
        <draw:frame draw:style-name="gr18" draw:text-style-name="P5" draw:layer="layout" svg:width="2.619cm" svg:height="1.547cm" svg:x="6.934cm" svg:y="22.082cm">
          <draw:text-box>
            <text:p text:style-name="P4"><text:span text:style-name="T2">dependency</text:span></text:p>
            <text:p text:style-name="P4"><text:span text:style-name="T2">(requires</text:span></text:p>
            <text:p text:style-name="P4"><text:span text:style-name="T2"><text:s/></text:span><text:span text:style-name="T2">interface)</text:span></text:p>
          </draw:text-box>
        </draw:frame>
        <draw:frame draw:style-name="gr19" draw:text-style-name="P5" draw:layer="layout" svg:width="3.139cm" svg:height="1.547cm" svg:x="11.335cm" svg:y="22.083cm">
          <draw:text-box>
            <text:p text:style-name="P4"><text:span text:style-name="T2">implementati</text:span><text:span text:style-name="T2">on</text:span></text:p>
            <text:p text:style-name="P4"><text:span text:style-name="T2">(provides</text:span></text:p>
            <text:p text:style-name="P4"><text:span text:style-name="T2"><text:s/></text:span><text:span text:style-name="T2">interface)</text:span></text:p>
          </draw:text-box>
        </draw:frame>
        <draw:frame draw:style-name="gr20" draw:text-style-name="P6" draw:layer="layout" svg:width="2.217cm" svg:height="0.683cm" svg:x="5.742cm" svg:y="18.018cm">
          <draw:text-box>
            <text:p><text:span text:style-name="T3">Interfaces</text:span></text:p>
          </draw:text-box>
        </draw:frame>
        <draw:line draw:style-name="gr14" draw:text-style-name="P1" draw:layer="layout" svg:x1="7.985cm" svg:y1="18.399cm" svg:x2="9.636cm" svg:y2="17.129cm">
          <text:p/>
        </draw:line>
        <draw:line draw:style-name="gr14" draw:text-style-name="P1" draw:layer="layout" svg:x1="7.985cm" svg:y1="18.399cm" svg:x2="9.382cm" svg:y2="19.669cm">
          <text:p/>
        </draw:line>
        <draw:line draw:style-name="gr14" draw:text-style-name="P1" draw:layer="layout" svg:x1="8.239cm" svg:y1="22.082cm" svg:x2="8.239cm" svg:y2="20.558cm">
          <text:p/>
        </draw:line>
        <draw:line draw:style-name="gr14" draw:text-style-name="P1" draw:layer="layout" svg:x1="12.939cm" svg:y1="22.096cm" svg:x2="12.939cm" svg:y2="20.572cm">
          <text:p/>
        </draw:line>
        <draw:line draw:style-name="gr14" draw:text-style-name="P1" draw:layer="layout" svg:x1="8.239cm" svg:y1="22.096cm" svg:x2="8.239cm" svg:y2="20.572cm">
          <text:p/>
        </draw:line>
        <draw:frame draw:style-name="gr21" draw:text-style-name="P6" draw:layer="layout" svg:width="1.891cm" svg:height="1.115cm" svg:x="14.543cm" svg:y="16.919cm">
          <draw:text-box>
            <text:p><text:span text:style-name="T3">abstract</text:span></text:p>
            <text:p text:style-name="P4"><text:span text:style-name="T3">class</text:span></text:p>
          </draw:text-box>
        </draw:frame>
        <draw:line draw:style-name="gr14" draw:text-style-name="P1" draw:layer="layout" svg:x1="15.478cm" svg:y1="18.145cm" svg:x2="15.478cm" svg:y2="19.288cm">
          <text:p/>
        </draw:line>
        <draw:frame draw:style-name="gr21" draw:text-style-name="P5" draw:layer="layout" svg:width="1.891cm" svg:height="1.115cm" svg:x="17.637cm" svg:y="19.796cm">
          <draw:text-box>
            <text:p text:style-name="P4"><text:span text:style-name="T2">abstract</text:span></text:p>
            <text:p text:style-name="P4"><text:span text:style-name="T2">method</text:span></text:p>
          </draw:text-box>
        </draw:frame>
        <draw:line draw:style-name="gr14" draw:text-style-name="P1" draw:layer="layout" svg:x1="17.764cm" svg:y1="20.431cm" svg:x2="15.351cm" svg:y2="21.066cm">
          <text:p/>
        </draw:line>
        <draw:frame draw:style-name="gr22" draw:text-style-name="P5" draw:layer="layout" svg:width="2.208cm" svg:height="1.115cm" svg:x="9.838cm" svg:y="23.797cm">
          <draw:text-box>
            <text:p text:style-name="P4"><text:span text:style-name="T2">overriding</text:span></text:p>
            <text:p text:style-name="P4"><text:span text:style-name="T2">method</text:span></text:p>
          </draw:text-box>
        </draw:frame>
        <draw:line draw:style-name="gr14" draw:text-style-name="P1" draw:layer="layout" svg:x1="12.049cm" svg:y1="24.494cm" svg:x2="14.322cm" svg:y2="24.494cm">
          <text:p/>
        </draw:line>
        <draw:line draw:style-name="gr14" draw:text-style-name="P1" draw:layer="layout" svg:x1="17.778cm" svg:y1="20.46cm" svg:x2="15.365cm" svg:y2="21.095cm">
          <text:p/>
        </draw:line>
        <draw:frame draw:style-name="gr23" draw:text-style-name="P7" draw:layer="layout" svg:width="1.412cm" svg:height="0.683cm" svg:x="14.582cm" svg:y="3.64cm">
          <draw:text-box>
            <text:p text:style-name="P4"><text:span text:style-name="T3">static</text:span></text:p>
          </draw:text-box>
        </draw:frame>
        <draw:line draw:style-name="gr14" draw:text-style-name="P1" draw:layer="layout" svg:x1="12.036cm" svg:y1="14.589cm" svg:x2="9.763cm" svg:y2="14.589cm">
          <text:p/>
        </draw:line>
        <draw:frame draw:style-name="gr24" draw:text-style-name="P7" draw:layer="layout" svg:width="1.912cm" svg:height="1.115cm" svg:x="12.082cm" svg:y="14.041cm">
          <draw:text-box>
            <text:p text:style-name="P4"><text:span text:style-name="T3">derived</text:span></text:p>
            <text:p text:style-name="P4"><text:span text:style-name="T3">attribute</text:span></text:p>
          </draw:text-box>
        </draw:frame>
        <draw:line draw:style-name="gr14" draw:text-style-name="P1" draw:layer="layout" svg:x1="14.574cm" svg:y1="4.01cm" svg:x2="12.301cm" svg:y2="4.01cm">
          <text:p/>
        </draw:line>
        <draw:frame draw:style-name="gr25" draw:text-style-name="P5" draw:layer="layout" svg:width="1.95cm" svg:height="1.115cm" svg:x="4.239cm" svg:y="3.098cm">
          <draw:text-box>
            <text:p text:style-name="P4"><text:span text:style-name="T2">instance</text:span></text:p>
            <text:p text:style-name="P4"><text:span text:style-name="T2">scope</text:span></text:p>
          </draw:text-box>
        </draw:frame>
        <draw:line draw:style-name="gr14" draw:text-style-name="P1" draw:layer="layout" svg:x1="6.15cm" svg:y1="3.595cm" svg:x2="8.423cm" svg:y2="3.595cm">
          <text:p/>
        </draw:line>
      </draw:page>
      <draw:page draw:name="page4" draw:style-name="dp1" draw:master-page-name="Default">
        <draw:frame draw:style-name="gr1" draw:text-style-name="P1" draw:layer="layout" svg:width="6.537cm" svg:height="3.968cm" svg:x="2.016cm" svg:y="4.017cm">
          <draw:image xlink:href="Pictures/10000CDE0000198A00000F818B1541A6582FD530.svg" xlink:type="simple" xlink:show="embed" xlink:actuate="onLoad">
            <text:p/>
          </draw:image>
          <draw:image xlink:href="Pictures/10000201000000F700000096ED74F63C8CC40462.png" xlink:type="simple" xlink:show="embed" xlink:actuate="onLoad"/>
        </draw:frame>
        <draw:frame draw:style-name="gr1" draw:text-style-name="P1" draw:layer="layout" svg:width="9.077cm" svg:height="2.063cm" svg:x="9.576cm" svg:y="5.064cm">
          <draw:image xlink:href="Pictures/10000EC6000023760000081050C66CED300AF6CD.svg" xlink:type="simple" xlink:show="embed" xlink:actuate="onLoad">
            <text:p/>
          </draw:image>
          <draw:image xlink:href="Pictures/10000201000001570000004ED9DDF4DFE9B2A405.png" xlink:type="simple" xlink:show="embed" xlink:actuate="onLoad"/>
        </draw:frame>
        <draw:custom-shape draw:style-name="gr26" draw:text-style-name="P1" draw:layer="layout" svg:width="1.397cm" svg:height="1.016cm" svg:x="7.858cm" svg:y="6.2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3" draw:layer="layout" svg:width="2.445cm" svg:height="1.115cm" svg:x="0.989cm" svg:y="6.455cm">
          <draw:text-box>
            <text:p><text:span text:style-name="T2">association</text:span></text:p>
            <text:p><text:span text:style-name="T2">class</text:span></text:p>
          </draw:text-box>
        </draw:frame>
        <draw:line draw:style-name="gr14" draw:text-style-name="P1" draw:layer="layout" svg:x1="2.397cm" svg:y1="7.223cm" svg:x2="3.794cm" svg:y2="7.223cm">
          <text:p/>
        </draw:line>
        <draw:frame draw:style-name="gr1" draw:text-style-name="P1" draw:layer="layout" svg:width="6.371cm" svg:height="2.063cm" svg:x="6.567cm" svg:y="10.271cm">
          <draw:image xlink:href="Pictures/1000061B000018E400000810757204EF8AC6D802.svg" xlink:type="simple" xlink:show="embed" xlink:actuate="onLoad">
            <text:p/>
          </draw:image>
          <draw:image xlink:href="Pictures/10000201000000F10000004E6D8C268081110BCA.png" xlink:type="simple" xlink:show="embed" xlink:actuate="onLoad"/>
        </draw:frame>
        <draw:frame draw:style-name="gr1" draw:text-style-name="P1" draw:layer="layout" svg:width="1.902cm" svg:height="4.894cm" svg:x="7.35cm" svg:y="13.827cm">
          <draw:image xlink:href="Pictures/10000AB90000076F0000131F672D94C210DABDDC.svg" xlink:type="simple" xlink:show="embed" xlink:actuate="onLoad">
            <text:p/>
          </draw:image>
          <draw:image xlink:href="Pictures/1000020100000048000000B9131A768D08F3FA44.png" xlink:type="simple" xlink:show="embed" xlink:actuate="onLoad"/>
        </draw:frame>
        <draw:frame draw:style-name="gr1" draw:text-style-name="P1" draw:layer="layout" svg:width="4.78cm" svg:height="10.424cm" svg:x="13.192cm" svg:y="9.255cm">
          <draw:image xlink:href="Pictures/10001C22000012AD000028B9A7AAD8B4908E2AC2.svg" xlink:type="simple" xlink:show="embed" xlink:actuate="onLoad">
            <text:p/>
          </draw:image>
          <draw:image xlink:href="Pictures/10000201000000B50000018A8395502C516C9387.png" xlink:type="simple" xlink:show="embed" xlink:actuate="onLoad"/>
        </draw:frame>
        <draw:line draw:style-name="gr28" draw:text-style-name="P1" draw:layer="layout" svg:x1="9.509cm" svg:y1="17.764cm" svg:x2="9.509cm" svg:y2="14.843cm">
          <text:p/>
        </draw:line>
        <draw:line draw:style-name="gr28" draw:text-style-name="P1" draw:layer="layout" svg:x1="7.109cm" svg:y1="14.843cm" svg:x2="7.109cm" svg:y2="17.764cm">
          <text:p/>
        </draw:line>
        <draw:frame draw:style-name="gr29" draw:text-style-name="P2" draw:layer="layout" svg:width="2.974cm" svg:height="1.073cm" svg:x="9.59cm" svg:y="15.859cm">
          <draw:text-box>
            <text:p><text:span text:style-name="T1">Read as</text:span></text:p>
            <text:p><text:span text:style-name="T1">B </text:span><text:span text:style-name="T1">specializes A</text:span></text:p>
          </draw:text-box>
        </draw:frame>
        <draw:frame draw:style-name="gr30" draw:text-style-name="P9" draw:layer="layout" svg:width="3.05cm" svg:height="1.073cm" svg:x="3.99cm" svg:y="15.86cm">
          <draw:text-box>
            <text:p text:style-name="P8"><text:span text:style-name="T1">Read as</text:span></text:p>
            <text:p text:style-name="P8"><text:span text:style-name="T1">A </text:span><text:span text:style-name="T1">generalizes </text:span><text:span text:style-name="T1">B</text:span></text:p>
          </draw:text-box>
        </draw:frame>
        <draw:frame draw:style-name="gr31" draw:text-style-name="P10" draw:layer="layout" svg:width="6.137cm" svg:height="1.673cm" svg:x="4.683cm" svg:y="21.32cm">
          <draw:text-box>
            <text:p><text:span text:style-name="T4">1 <text:s text:c="4"/></text:span><text:span text:style-name="T4"><text:s text:c="3"/></text:span><text:span text:style-name="T4">1..1</text:span></text:p>
          </draw:text-box>
        </draw:frame>
        <draw:custom-shape draw:style-name="gr32" draw:text-style-name="P1" draw:layer="layout" svg:width="1.524cm" svg:height="0.762cm" svg:x="6.334cm" svg:y="21.82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33" draw:text-style-name="P2" draw:layer="layout" svg:width="2.394cm" svg:height="0.662cm" svg:x="6.261cm" svg:y="23.679cm">
          <draw:text-box>
            <text:p><text:span text:style-name="T1">lowerbound</text:span></text:p>
          </draw:text-box>
        </draw:frame>
        <draw:frame draw:style-name="gr34" draw:text-style-name="P2" draw:layer="layout" svg:width="2.454cm" svg:height="0.662cm" svg:x="10.261cm" svg:y="23.679cm">
          <draw:text-box>
            <text:p><text:span text:style-name="T1">upperbound</text:span></text:p>
          </draw:text-box>
        </draw:frame>
        <draw:line draw:style-name="gr3" draw:text-style-name="P1" draw:layer="layout" svg:x1="7.477cm" svg:y1="23.733cm" svg:x2="8.62cm" svg:y2="22.717cm">
          <text:p/>
        </draw:line>
        <draw:line draw:style-name="gr3" draw:text-style-name="P1" draw:layer="layout" svg:x1="11.541cm" svg:y1="23.86cm" svg:x2="10.271cm" svg:y2="22.717cm">
          <text:p/>
        </draw:line>
      </draw:page>
      <draw:page draw:name="page5" draw:style-name="dp1" draw:master-page-name="Default">
        <draw:frame draw:style-name="gr35" draw:text-style-name="P4" draw:layer="layout" svg:width="10.611cm" svg:height="5.264cm" svg:x="4.175cm" svg:y="3.61cm">
          <draw:image xlink:href="Pictures/100023960000297400001491AE2512AE41006841.svg" xlink:type="simple" xlink:show="embed" xlink:actuate="onLoad">
            <text:p/>
          </draw:image>
          <draw:image xlink:href="Pictures/1000020100000191000000C75A637A7944516592.png" xlink:type="simple" xlink:show="embed" xlink:actuate="onLoad"/>
        </draw:frame>
        <draw:frame draw:style-name="gr35" draw:text-style-name="P4" draw:layer="layout" svg:width="15.847cm" svg:height="6.375cm" svg:x="3.413cm" svg:y="10.881cm">
          <draw:image xlink:href="Pictures/1000413700003DE8000018E845184E125BAC92A9.svg" xlink:type="simple" xlink:show="embed" xlink:actuate="onLoad">
            <text:p/>
          </draw:image>
          <draw:image xlink:href="Pictures/1000020100000257000000F1BDF09388B390E763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7T09:14:22.960701829</meta:creation-date>
    <dc:date>2019-02-08T18:59:23.240882179</dc:date>
    <meta:editing-duration>PT35M35S</meta:editing-duration>
    <meta:editing-cycles>3</meta:editing-cycles>
    <meta:generator>LibreOffice/6.0.7.3$Linux_X86_64 LibreOffice_project/00m0$Build-3</meta:generator>
    <meta:document-statistic meta:object-count="82"/>
  </office:meta>
</office:document-meta>
</file>